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3.25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532155681867153" calcext:value-type="float">
            <text:p>0.000532155681867</text:p>
          </table:table-cell>
          <table:table-cell office:value-type="float" office:value="10.5105104446411" calcext:value-type="float">
            <text:p>10.5105104446411</text:p>
          </table:table-cell>
          <table:table-cell office:value-type="float" office:value="0.00420997943729162" calcext:value-type="float">
            <text:p>0.004209979437292</text:p>
          </table:table-cell>
          <table:table-cell office:value-type="float" office:value="3327" calcext:value-type="float">
            <text:p>3327</text:p>
          </table:table-cell>
          <table:table-cell office:value-type="float" office:value="14.3893568515778" calcext:value-type="float">
            <text:p>14.3893568515778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8.ds_combo2.idays6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9063987135887" calcext:value-type="float">
            <text:p>0.058906398713589</text:p>
          </table:table-cell>
          <table:table-cell office:value-type="float" office:value="182.911804199219" calcext:value-type="float">
            <text:p>182.911804199219</text:p>
          </table:table-cell>
          <table:table-cell office:value-type="float" office:value="0.19246743619442" calcext:value-type="float">
            <text:p>0.19246743619442</text:p>
          </table:table-cell>
          <table:table-cell office:value-type="float" office:value="3390" calcext:value-type="float">
            <text:p>3390</text:p>
          </table:table-cell>
          <table:table-cell office:value-type="float" office:value="81.2163856029511" calcext:value-type="float">
            <text:p>81.2163856029511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5.ds_combo4.idays30.odays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23457793658599" calcext:value-type="float">
            <text:p>0.000423457793659</text:p>
          </table:table-cell>
          <table:table-cell office:value-type="float" office:value="11.0119047164917" calcext:value-type="float">
            <text:p>11.0119047164917</text:p>
          </table:table-cell>
          <table:table-cell office:value-type="float" office:value="0.00356570514850318" calcext:value-type="float">
            <text:p>0.003565705148503</text:p>
          </table:table-cell>
          <table:table-cell office:value-type="float" office:value="3357" calcext:value-type="float">
            <text:p>3357</text:p>
          </table:table-cell>
          <table:table-cell office:value-type="float" office:value="13.9570348262787" calcext:value-type="float">
            <text:p>13.9570348262787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8.ds_combo2.idays3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7908924818039" calcext:value-type="float">
            <text:p>0.367908924818039</text:p>
          </table:table-cell>
          <table:table-cell office:value-type="float" office:value="99.7023773193359" calcext:value-type="float">
            <text:p>99.7023773193359</text:p>
          </table:table-cell>
          <table:table-cell office:value-type="float" office:value="0.554953873157501" calcext:value-type="float">
            <text:p>0.554953873157501</text:p>
          </table:table-cell>
          <table:table-cell office:value-type="float" office:value="3360" calcext:value-type="float">
            <text:p>3360</text:p>
          </table:table-cell>
          <table:table-cell office:value-type="float" office:value="14.5308516025543" calcext:value-type="float">
            <text:p>14.5308516025543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5.ds_combo4.idays6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3:07:19.801812498</dc:date>
    <meta:editing-duration>PT3M31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